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PT Sans"/>
    </style:style>
    <style:style style:name="P2" style:family="paragraph" style:parent-style-name="Preformatted_20_Text">
      <style:text-properties style:font-name="PT Sans" officeooo:paragraph-rsid="00046774"/>
    </style:style>
    <style:style style:name="T1" style:family="text">
      <style:text-properties style:text-position="33% 80%"/>
    </style:style>
    <style:style style:name="T2" style:family="text">
      <style:text-properties style:text-position="33% 80%" fo:font-weight="bold" style:font-weight-asian="bold" style:font-weight-complex="bold"/>
    </style:style>
    <style:style style:name="T3" style:family="text">
      <style:text-properties style:text-position="33% 80%" fo:font-weight="bold" officeooo:rsid="0006bd67" style:font-weight-asian="bold" style:font-weight-complex="bold"/>
    </style:style>
    <style:style style:name="T4" style:family="text">
      <style:text-properties style:text-position="33% 80%" officeooo:rsid="0006bd67"/>
    </style:style>
    <style:style style:name="T5" style:family="text">
      <style:text-properties officeooo:rsid="0004677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46774" style:font-weight-asian="bold" style:font-weight-complex="bold"/>
    </style:style>
    <style:style style:name="T8" style:family="text">
      <style:text-properties fo:font-weight="bold" officeooo:rsid="0006bd67" style:font-weight-asian="bold" style:font-weight-complex="bold"/>
    </style:style>
    <style:style style:name="T9" style:family="text">
      <style:text-properties officeooo:rsid="0006bd67"/>
    </style:style>
    <style:style style:name="T10" style:family="text">
      <style:text-properties officeooo:rsid="00091d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span text:style-name="T10">Денормализованное число</text:span> = <text:span text:style-name="T5">(1 − 2 × </text:span><text:span text:style-name="T8">Знак</text:span><text:span text:style-name="T5">) × </text:span>2<text:span text:style-name="T1">−</text:span><text:span text:style-name="T4">Сдвиг</text:span> × <text:span text:style-name="T10">0</text:span>.<text:span text:style-name="T8">Мантисса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3T00:48:20.090931821</meta:creation-date>
    <dc:date>2020-07-13T01:17:48.301115490</dc:date>
    <meta:editing-duration>PT24M7S</meta:editing-duration>
    <meta:editing-cycles>5</meta:editing-cycles>
    <meta:generator>LibreOffice/6.1.5.2$Linux_X86_64 LibreOffice_project/10$Build-2</meta:generator>
    <meta:document-statistic meta:table-count="0" meta:image-count="0" meta:object-count="0" meta:page-count="1" meta:paragraph-count="1" meta:word-count="12" meta:character-count="67" meta:non-whitespace-character-count="52"/>
  </office:meta>
</office:document-meta>
</file>